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286772"/>
    </style:style>
    <style:style style:name="P4" style:family="paragraph" style:parent-style-name="Preformatted_20_Text">
      <style:text-properties officeooo:rsid="001bd92a" officeooo:paragraph-rsid="002fb0ba"/>
    </style:style>
    <style:style style:name="P5" style:family="paragraph" style:parent-style-name="Preformatted_20_Text">
      <style:text-properties officeooo:rsid="0024b44c" officeooo:paragraph-rsid="0024b44c"/>
    </style:style>
    <style:style style:name="P6" style:family="paragraph" style:parent-style-name="Preformatted_20_Text">
      <style:text-properties officeooo:rsid="0024b44c" officeooo:paragraph-rsid="001bd92a"/>
    </style:style>
    <style:style style:name="P7" style:family="paragraph" style:parent-style-name="Preformatted_20_Text">
      <style:text-properties officeooo:rsid="0025704b" officeooo:paragraph-rsid="0025704b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e1a2c" officeooo:paragraph-rsid="002e1a2c"/>
    </style:style>
    <style:style style:name="P10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1" style:family="paragraph" style:parent-style-name="Subtitle">
      <style:text-properties officeooo:rsid="001bd92a" officeooo:paragraph-rsid="001bd92a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267"/>
    </style:style>
    <style:style style:name="T3" style:family="text">
      <style:text-properties officeooo:rsid="00216317"/>
    </style:style>
    <style:style style:name="T4" style:family="text">
      <style:text-properties officeooo:rsid="0024b44c"/>
    </style:style>
    <style:style style:name="T5" style:family="text">
      <style:text-properties officeooo:rsid="0025704b"/>
    </style:style>
    <style:style style:name="T6" style:family="text">
      <style:text-properties officeooo:rsid="0026a4db"/>
    </style:style>
    <style:style style:name="T7" style:family="text">
      <style:text-properties officeooo:rsid="0022f7a9"/>
    </style:style>
    <style:style style:name="T8" style:family="text">
      <style:text-properties officeooo:rsid="00286772"/>
    </style:style>
    <style:style style:name="T9" style:family="text">
      <style:text-properties officeooo:rsid="002a0009"/>
    </style:style>
    <style:style style:name="T10" style:family="text">
      <style:text-properties officeooo:rsid="002af04c"/>
    </style:style>
    <style:style style:name="T11" style:family="text">
      <style:text-properties officeooo:rsid="002e1a2c"/>
    </style:style>
    <style:style style:name="T12" style:family="text">
      <style:text-properties officeooo:rsid="002fb0ba"/>
    </style:style>
    <style:style style:name="T13" style:family="text">
      <style:text-properties officeooo:rsid="00335d9c"/>
    </style:style>
    <style:style style:name="T14" style:family="text">
      <style:text-properties officeooo:rsid="0035acac"/>
    </style:style>
    <style:style style:name="T15" style:family="text">
      <style:text-properties officeooo:rsid="003782be"/>
    </style:style>
    <style:style style:name="T16" style:family="text">
      <style:text-properties officeooo:rsid="00397366"/>
    </style:style>
    <style:style style:name="gr1" style:family="graphic">
      <style:graphic-properties draw:textarea-horizontal-align="justify" draw:textarea-vertical-align="top" draw:auto-grow-height="false" fo:min-height="1.429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top" draw:auto-grow-height="false" fo:min-height="1.378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top" draw:auto-grow-height="false" fo:min-height="1.254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61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64cm" fo:min-width="11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74cm" fo:min-width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азработка <text:span text:style-name="T3">пользовательского </text:span>Web-интерфейс<text:span text:style-name="T3">а</text:span></text:p>
      <text:p text:style-name="P10">(с) Сергей Синица 20<text:span text:style-name="T14">2</text:span><text:span text:style-name="T16">3</text:span></text:p>
      <text:p text:style-name="P1"/>
      <text:p text:style-name="Subtitle">ЗАДАНИЕ <text:span text:style-name="T4">2</text:span></text:p>
      <text:p text:style-name="P6">Добавить к странице в задании 1 <text:span text:style-name="T11">таблицу, </text:span>шапку, логотип, название сайта, подвал и меню со ссылками по схематичному макету:</text:p>
      <text:p text:style-name="P1"/>
      <text:p text:style-name="P1"><draw:custom-shape text:anchor-type="paragraph" draw:z-index="0" draw:name="Фигура1" draw:style-name="gr8" draw:text-style-name="P14" svg:width="11.034cm" svg:height="1.641cm" svg:x="3.38cm" svg:y="0.155cm"><text:p text:style-name="P14"><text:s text:c="22"/></text:p><text:p text:style-name="P14"><text:s text:c="24"/>Название сайта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9" draw:text-style-name="P15" svg:width="1.615cm" svg:height="1.377cm" svg:x="3.803cm" svg:y="0.288cm"><text:p text:style-name="P15">Лог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3" draw:style-name="gr7" draw:text-style-name="P14" svg:width="7.674cm" svg:height="0.662cm" svg:x="6.74cm" svg:y="0.155cm"><text:p text:style-name="P14"><text:s text:c="2"/>Ссылка меню 1 <text:s text:c="4"/>Ссылка 2 <text:s text:c="4"/>Ссылка 3</text:p><draw:enhanced-geometry svg:viewBox="0 0 21600 21600" draw:type="rectangle" draw:enhanced-path="M 0 0 L 21600 0 21600 21600 0 21600 0 0 Z N"/></draw:custom-shape></text:p>
      <text:p text:style-name="P1"><draw:frame text:anchor-type="paragraph" draw:z-index="6" draw:name="Фигура4" draw:style-name="gr4" draw:text-style-name="P13" svg:width="1.853cm" svg:height="0.53cm" svg:x="15.154cm" svg:y="0.545cm"><draw:text-box><text:p>← header</text:p></draw:text-box></draw:frame></text:p>
      <text:p text:style-name="P1"/>
      <text:p text:style-name="P1"/>
      <text:p text:style-name="P1"><draw:frame text:anchor-type="paragraph" draw:z-index="7" draw:name="Фигура5" draw:style-name="gr3" draw:text-style-name="P13" svg:width="1.641cm" svg:height="0.503cm" svg:x="15.101cm" svg:y="-1.466cm"><draw:text-box><text:p>← nav</text:p></draw:text-box></draw:frame></text:p>
      <text:p text:style-name="P1"/>
      <text:p text:style-name="P1"><draw:custom-shape text:anchor-type="paragraph" draw:z-index="4" draw:name="Фигура3" draw:style-name="gr6" draw:text-style-name="P12" svg:width="7.674cm" svg:height="1.255cm" svg:x="5.205cm" svg:y="0.044cm"><text:p text:style-name="P12"><text:s text:c="2"/>Список гиперссылок</text:p><text:p text:style-name="P12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9" draw:name="Фигура3" draw:style-name="gr1" draw:text-style-name="P12" svg:width="7.674cm" svg:height="1.43cm" svg:x="5.205cm" svg:y="0.125cm"><text:p text:style-name="P12"><text:s text:c="2"/>Таблица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5" draw:name="Фигура3" draw:style-name="gr5" draw:text-style-name="P14" svg:width="7.674cm" svg:height="1.378cm" svg:x="5.205cm" svg:y="0.178cm"><text:p text:style-name="P12"><text:s text:c="2"/>Форма</text:p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Фигура1" draw:style-name="gr8" draw:text-style-name="P14" svg:width="11.034cm" svg:height="1.641cm" svg:x="3.38cm" svg:y="1.506cm"><text:p text:style-name="P14"><text:s text:c="2"/>(с) Сергей Синица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frame text:anchor-type="paragraph" draw:z-index="8" draw:name="Фигура6" draw:style-name="gr2" draw:text-style-name="P13" svg:width="2.091cm" svg:height="0.689cm" svg:x="14.942cm" svg:y="0.243cm"><draw:text-box><text:p>← footer</text:p></draw:text-box></draw:frame></text:p>
      <text:p text:style-name="P1"/>
      <text:p text:style-name="P7"/>
      <text:p text:style-name="P7"/>
      <text:p text:style-name="P7"/>
      <text:p text:style-name="P9">Таблица содержит <text:span text:style-name="T12">строку-заголовок с названиями колонок, </text:span>не менее <text:span text:style-name="T15">4</text:span> колонок и <text:span text:style-name="T15">6</text:span> строк, использует объединенные ячейки. Фон четных и нечетных строк различается.</text:p>
      <text:p text:style-name="P9"/>
      <text:p text:style-name="P7">Шапка и подвал тянутся на всю ширину окна. Максимальная ширина контента и меню 960px с выравниванием по центру.</text:p>
      <text:p text:style-name="P1"/>
      <text:p text:style-name="P5">CSS вынести в отдельный файл <text:span text:style-name="T5">и подключить стили через id и классы</text:span>. <text:span text:style-name="T5">Использовать теги header, footer, nav.</text:span></text:p>
      <text:p text:style-name="P1"/>
      <text:p text:style-name="P11">СДАЧА РАБОТЫ И ОЦЕНИВАНИЕ</text:p>
      <text:p text:style-name="P1">Все задание выполняется в файл<text:span text:style-name="T6">ах</text:span> index.html <text:span text:style-name="T6">и style.css</text:span>, </text:p>
      <text:p text:style-name="P1"><text:span text:style-name="T6">страница</text:span> 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13">4</text:span> часов, включая самостоятельную работу. </text:p>
      <text:p text:style-name="P1"/>
      <text:p text:style-name="P2">За задание выставляется <text:span text:style-name="T1">до 40 баллов</text:span>:</text:p>
      <text:p text:style-name="P8">-5 баллов шапка,</text:p>
      <text:p text:style-name="P8">-5 баллов лого и название,</text:p>
      <text:p text:style-name="P8">-5 баллов <text:span text:style-name="T11">таблица в содержимом страницы</text:span>,</text:p>
      <text:p text:style-name="P8">-5 баллов футер,</text:p>
      <text:p text:style-name="P8">-5 баллов меню,</text:p>
      <text:p text:style-name="P2"><text:span text:style-name="T6">-</text:span>до <text:span text:style-name="T2">5</text:span> баллов за соблюдение стандартов кодирования HTML <text:span text:style-name="T6">и семантическую верстку</text:span>,</text:p>
      <text:p text:style-name="P2"><text:span text:style-name="T6">-5 баллов разделение содержимого и представления (корректный вынос CSS в отдельный файл)</text:span>,</text:p>
      <text:p text:style-name="P2"><text:span text:style-name="T6">-до 5 баллов за отсутствие Error и Warning при валидации HTML-разметки по https://validator.w3.org/</text:span>. </text:p>
      <text:p text:style-name="P1"/>
      <text:p text:style-name="P1"><text:span text:style-name="T6">Допускается не полное выполнение задания. </text:span>Не допускается просрочка выполнения <text:soft-page-break/>задания <text:span text:style-name="T9">(</text:span>просроченное задание оценивается в 0 баллов<text:span text:style-name="T9">)</text:span>. </text:p>
      <text:p text:style-name="P1"/>
      <text:p text:style-name="Subtitle">МЕТОДИЧЕСКИЕ УКАЗАНИЯ </text:p>
      <text:p text:style-name="P1"/>
      <text:p text:style-name="P3">Ознакомьтесь <text:span text:style-name="T7">материалом по CSS, боксовой модели и Float в</text:span> раздел<text:span text:style-name="T7">е</text:span> «<text:span text:style-name="T7">WORLD WIDE WEB</text:span>» учебного пособия "Веб-разработка и веб-сервисы" и содержанием лекции №<text:span text:style-name="T8">2</text:span>.</text:p>
      <text:p text:style-name="P3"/>
      <text:p text:style-name="P3">Пример <text:span text:style-name="T10">управления шириной, выравниванием блочных элементов и обтеканием находится в файле div</text:span>.html.</text:p>
      <text:p text:style-name="P3"/>
      <text:p text:style-name="P4">Пример <text:span text:style-name="T12">таблицы находится в файле table</text:span>.html.</text:p>
      <text:p text:style-name="P4"/>
      <text:p text:style-name="P3"><text:span text:style-name="T10">П</text:span>убликаци<text:span text:style-name="T10">ю</text:span> сайта в GitLab Pages <text:span text:style-name="T10">и валидацию</text:span> <text:span text:style-name="T10">провести аналогично задаче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8T13:44:02.903965320</dc:date>
    <meta:editing-duration>PT23H18M2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53" meta:character-count="1779" meta:non-whitespace-character-count="1547"/>
  </office:meta>
</office:document-meta>
</file>